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542cm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8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3.224cm"/>
    </style:style>
    <style:style style:name="gr8" style:family="graphic" style:parent-style-name="standard">
      <style:graphic-properties draw:stroke="none" svg:stroke-color="#000000" draw:fill="none" draw:fill-color="#ffffff" fo:min-height="1.933cm"/>
    </style:style>
    <style:style style:name="gr9" style:family="graphic" style:parent-style-name="standard">
      <style:graphic-properties draw:stroke="none" svg:stroke-color="#000000" draw:fill="none" draw:fill-color="#ffffff" fo:min-height="0.522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family="'Times New Roman'" style:font-style-name="Italic" style:font-family-generic="roman" style:font-pitch="variable" fo:font-size="30pt" style:font-size-asian="30pt" style:font-size-complex="30p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P8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9" style:family="paragraph">
      <style:text-properties fo:font-family="'Times New Roman'" style:font-style-name="Italic" style:font-family-generic="roman" style:font-pitch="variable" fo:font-size="12pt"/>
    </style:style>
    <style:style style:name="P10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style-name="Italic" style:font-family-generic="roman" style:font-pitch="variable" fo:font-size="13pt" fo:font-style="normal" style:font-size-asian="13pt" style:font-style-asian="normal" style:font-size-complex="13pt" style:font-style-complex="normal"/>
    </style:style>
    <style:style style:name="T3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30pt" style:font-size-asian="30pt" style:font-size-complex="30pt"/>
    </style:style>
    <style:style style:name="T5" style:family="text">
      <style:text-properties fo:font-family="'Times New Roman'" style:font-style-name="Italic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7" style:family="text">
      <style:text-properties fo:font-family="'Times New Roman'" style:font-style-name="Italic" style:font-family-generic="roman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042cm" svg:height="0.772cm" svg:x="7.985cm" svg:y="2.632cm">
          <draw:text-box>
            <text:p><text:span text:style-name="T1">User category</text:span></text:p>
          </draw:text-box>
        </draw:frame>
        <draw:rect draw:style-name="gr2" draw:text-style-name="P3" xml:id="id2" draw:id="id2" draw:layer="layout" svg:width="3.137cm" svg:height="0.888cm" draw:transform="skewX (0.042760566673853) translate (4.351cm 4.43cm)">
          <text:p text:style-name="P2"><text:span text:style-name="T2">Stereotype 1</text:span></text:p>
        </draw:rect>
        <draw:rect draw:style-name="gr2" draw:text-style-name="P4" xml:id="id4" draw:id="id4" draw:layer="layout" svg:width="3.137cm" svg:height="0.888cm" draw:transform="skewX (0.042760566673853) translate (11.479cm 4.43cm)">
          <text:p text:style-name="P2"><text:span text:style-name="T1">Stereotype </text:span><text:span text:style-name="T3">n</text:span></text:p>
        </draw:rect>
        <draw:frame draw:style-name="gr3" draw:text-style-name="P5" xml:id="id3" draw:id="id3" draw:layer="layout" svg:width="1.397cm" svg:height="1.436cm" svg:x="8.793cm" svg:y="3.991cm">
          <draw:text-box>
            <text:p><text:span text:style-name="T4">...</text:span></text:p>
          </draw:text-box>
        </draw:frame>
        <draw:rect draw:style-name="gr2" draw:text-style-name="P4" xml:id="id8" draw:id="id8" draw:layer="layout" svg:width="1.651cm" svg:height="0.889cm" svg:x="8.666cm" svg:y="9.647cm">
          <text:p text:style-name="P2"><text:span text:style-name="T1">Rules</text:span></text:p>
        </draw:rect>
        <draw:rect draw:style-name="gr2" draw:text-style-name="P7" xml:id="id9" draw:id="id9" draw:layer="layout" svg:width="3.175cm" svg:height="1.016cm" svg:x="7.904cm" svg:y="11.406cm">
          <text:p text:style-name="P6"><text:span text:style-name="T5">Interface</text:span></text:p>
        </draw:rect>
        <draw:connector draw:style-name="gr4" draw:text-style-name="P2" draw:layer="layout" draw:type="line" svg:x1="9.506cm" svg:y1="3.404cm" svg:x2="5.919cm" svg:y2="4.43cm" draw:start-shape="id1" draw:start-glue-point="2" draw:end-shape="id2" draw:end-glue-point="0" svg:d="M9506 3404l-3587 1026">
          <text:p/>
        </draw:connector>
        <draw:connector draw:style-name="gr4" draw:text-style-name="P2" draw:layer="layout" draw:type="line" svg:x1="9.506cm" svg:y1="3.404cm" svg:x2="9.491cm" svg:y2="3.991cm" draw:start-shape="id1" draw:start-glue-point="2" draw:end-shape="id3" draw:end-glue-point="0" svg:d="M9506 3404l-15 587">
          <text:p/>
        </draw:connector>
        <draw:connector draw:style-name="gr4" draw:text-style-name="P2" draw:layer="layout" draw:type="line" svg:x1="9.506cm" svg:y1="3.404cm" svg:x2="13.047cm" svg:y2="4.43cm" draw:start-shape="id1" draw:start-glue-point="2" draw:end-shape="id4" draw:end-glue-point="0" svg:d="M9506 3404l3541 1026">
          <text:p/>
        </draw:connector>
        <draw:connector draw:style-name="gr5" draw:text-style-name="P2" draw:layer="layout" draw:type="line" svg:x1="5.881cm" svg:y1="5.318cm" svg:x2="9.509cm" svg:y2="6.639cm" draw:start-shape="id2" draw:start-glue-point="2" draw:end-shape="id5" draw:end-glue-point="0" svg:d="M5881 5318l3628 1321">
          <text:p/>
        </draw:connector>
        <draw:connector draw:style-name="gr5" draw:text-style-name="P2" draw:layer="layout" draw:type="line" svg:x1="9.491cm" svg:y1="5.427cm" svg:x2="9.509cm" svg:y2="6.639cm" draw:start-shape="id3" draw:start-glue-point="2" draw:end-shape="id5" draw:end-glue-point="0" svg:d="M9491 5427l18 1212">
          <text:p/>
        </draw:connector>
        <draw:connector draw:style-name="gr5" draw:text-style-name="P2" draw:layer="layout" draw:type="line" svg:x1="13.009cm" svg:y1="5.318cm" svg:x2="9.509cm" svg:y2="6.639cm" draw:start-shape="id4" draw:start-glue-point="2" draw:end-shape="id5" draw:end-glue-point="0" svg:d="M13009 5318l-3500 1321">
          <text:p/>
        </draw:connector>
        <draw:connector draw:style-name="gr5" draw:text-style-name="P2" draw:layer="layout" svg:x1="11.16cm" svg:y1="7.515cm" svg:x2="13.009cm" svg:y2="5.318cm" draw:start-shape="id5" draw:start-glue-point="1" draw:end-shape="id4" svg:d="M11160 7515h1849v-2197">
          <text:p/>
        </draw:connector>
        <draw:connector draw:style-name="gr5" draw:text-style-name="P2" draw:layer="layout" svg:x1="11.16cm" svg:y1="7.515cm" svg:x2="14.343cm" svg:y2="8.512cm" draw:start-shape="id5" draw:end-shape="id6" draw:end-glue-point="0" svg:d="M11160 7515h3183v997">
          <text:p/>
        </draw:connector>
        <draw:connector draw:style-name="gr5" draw:text-style-name="P2" draw:layer="layout" svg:x1="7.858cm" svg:y1="6.962cm" svg:x2="5.881cm" svg:y2="5.318cm" draw:start-shape="id7" draw:start-glue-point="3" draw:end-shape="id2" draw:end-glue-point="2" svg:d="M7858 6962h-1977v-1644">
          <text:p/>
        </draw:connector>
        <draw:connector draw:style-name="gr5" draw:text-style-name="P2" draw:layer="layout" svg:x1="11.16cm" svg:y1="7.515cm" svg:x2="10.317cm" svg:y2="10.091cm" draw:start-shape="id5" draw:start-glue-point="1" draw:end-shape="id8" draw:end-glue-point="1" svg:d="M11160 7515h501v2576h-1344">
          <text:p/>
        </draw:connector>
        <draw:connector draw:style-name="gr5" draw:text-style-name="P2" draw:layer="layout" draw:line-skew="-1.15cm" svg:x1="7.904cm" svg:y1="11.914cm" svg:x2="7.858cm" svg:y2="8.087cm" draw:start-shape="id9" draw:start-glue-point="3" draw:end-shape="id10" draw:end-glue-point="3" svg:d="M7904 11914h-1696v-3827h1650">
          <text:p/>
        </draw:connector>
        <draw:rect draw:style-name="gr2" draw:text-style-name="P4" xml:id="id5" draw:id="id5" draw:layer="layout" svg:width="3.302cm" svg:height="1.752cm" svg:x="7.858cm" svg:y="6.639cm">
          <text:p text:style-name="P2"><text:span text:style-name="T1">Model of </text:span></text:p>
          <text:p text:style-name="P2"><text:span text:style-name="T1">individual user</text:span></text:p>
        </draw:rect>
        <draw:rect draw:style-name="gr6" draw:text-style-name="P2" xml:id="id7" draw:id="id7" draw:layer="layout" svg:width="0.025cm" svg:height="0.695cm" svg:x="7.858cm" svg:y="6.615cm">
          <text:p/>
        </draw:rect>
        <draw:rect draw:style-name="gr6" draw:text-style-name="P2" xml:id="id10" draw:id="id10" draw:layer="layout" svg:width="0.025cm" svg:height="0.686cm" svg:x="7.858cm" svg:y="7.744cm">
          <text:p/>
        </draw:rect>
        <draw:rect draw:style-name="gr6" draw:text-style-name="P2" xml:id="id11" draw:id="id11" draw:layer="layout" svg:width="0.508cm" svg:height="0.025cm" svg:x="7.885cm" svg:y="8.368cm">
          <text:p/>
        </draw:rect>
        <draw:connector draw:style-name="gr5" draw:text-style-name="P2" draw:layer="layout" svg:x1="8.666cm" svg:y1="10.091cm" svg:x2="8.139cm" svg:y2="8.393cm" draw:start-shape="id8" draw:start-glue-point="3" draw:end-shape="id11" draw:end-glue-point="2" svg:d="M8666 10091h-527v-1698">
          <text:p/>
        </draw:connector>
        <draw:connector draw:style-name="gr5" draw:text-style-name="P2" draw:layer="layout" svg:x1="12.493cm" svg:y1="9.661cm" svg:x2="11.079cm" svg:y2="11.914cm" draw:start-shape="id12" draw:start-glue-point="2" draw:end-shape="id9" draw:end-glue-point="1" svg:d="M12493 9661v2253h-1414">
          <text:p/>
        </draw:connector>
        <draw:rect draw:style-name="gr2" draw:text-style-name="P4" xml:id="id6" draw:id="id6" draw:layer="layout" svg:width="4.318cm" svg:height="1.143cm" svg:x="12.184cm" svg:y="8.512cm">
          <text:p text:style-name="P2"><text:span text:style-name="T1">DIDACTIC</text:span></text:p>
          <text:p text:style-name="P2"><text:span text:style-name="T1">OUTPUT_PLANNER</text:span></text:p>
        </draw:rect>
        <draw:rect draw:style-name="gr6" draw:text-style-name="P2" xml:id="id12" draw:id="id12" draw:layer="layout" svg:width="0.635cm" svg:height="0.025cm" svg:x="12.176cm" svg:y="9.636cm">
          <text:p/>
        </draw:rect>
        <draw:frame draw:style-name="gr7" draw:text-style-name="P8" draw:layer="layout" svg:width="3.724cm" svg:height="0.734cm" svg:x="4.021cm" svg:y="6.858cm">
          <draw:text-box>
            <text:p><text:span text:style-name="T6">trigger information</text:span></text:p>
          </draw:text-box>
        </draw:frame>
        <draw:frame draw:style-name="gr8" draw:text-style-name="P9" draw:layer="layout" svg:width="3.048cm" svg:height="2.183cm" svg:x="12.538cm" svg:y="9.817cm">
          <draw:text-box>
            <text:p><text:span text:style-name="T7">answers</text:span></text:p>
            <text:p><text:span text:style-name="T7">new questions</text:span></text:p>
            <text:p><text:span text:style-name="T7">contradictions</text:span></text:p>
            <text:p><text:span text:style-name="T7">etc.</text:span></text:p>
          </draw:text-box>
        </draw:frame>
        <draw:frame draw:style-name="gr9" draw:text-style-name="P10" xml:id="id13" draw:id="id13" draw:layer="layout" svg:width="1.397cm" svg:height="0.772cm" svg:x="8.847cm" svg:y="13.692cm">
          <draw:text-box>
            <text:p><text:span text:style-name="T1">User</text:span></text:p>
          </draw:text-box>
        </draw:frame>
        <draw:connector draw:style-name="gr10" draw:text-style-name="P2" draw:layer="layout" draw:type="line" svg:x1="9.545cm" svg:y1="13.692cm" svg:x2="9.491cm" svg:y2="12.422cm" draw:start-shape="id13" draw:start-glue-point="0" draw:end-shape="id9" draw:end-glue-point="2" svg:d="M9545 13692l-54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4T09:40:02.81</meta:creation-date>
    <meta:generator>OpenOffice/4.1.0$Win32 OpenOffice.org_project/410m18$Build-9764</meta:generator>
    <dc:date>2014-09-17T09:55:11.50</dc:date>
    <dc:creator>Loc Nguyen</dc:creator>
    <meta:editing-duration>PT2H11M26S</meta:editing-duration>
    <meta:editing-cycles>41</meta:editing-cycles>
    <meta:document-statistic meta:object-count="29"/>
  </office:meta>
</office:document-meta>
</file>